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5acce" officeooo:paragraph-rsid="0015acc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5acc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15acce" officeooo:paragraph-rsid="0015acce" style:font-weight-asian="bold" style:font-weight-complex="bold"/>
    </style:style>
    <style:style style:name="P6" style:family="paragraph" style:parent-style-name="Standard" style:list-style-name="L1">
      <style:text-properties officeooo:paragraph-rsid="0015acce"/>
    </style:style>
    <style:style style:name="P7" style:family="paragraph" style:parent-style-name="Standard">
      <style:text-properties officeooo:paragraph-rsid="0015acce"/>
    </style:style>
    <style:style style:name="P8" style:family="paragraph" style:parent-style-name="Standard">
      <style:text-properties fo:font-weight="bold" officeooo:rsid="0017120e" officeooo:paragraph-rsid="0017120e" style:font-weight-asian="bold" style:font-weight-complex="bold"/>
    </style:style>
    <style:style style:name="P9" style:family="paragraph" style:parent-style-name="Standard">
      <style:text-properties officeooo:rsid="0017120e" officeooo:paragraph-rsid="0017120e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7120e" officeooo:paragraph-rsid="0017120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cc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 и объект: </text:p>
      <text:p text:style-name="P2">В C++ <text:span text:style-name="Strong_20_Emphasis">класс</text:span> — это шаблон, определяющий тип данных, который включает в себя переменные (свойства) и функции (методы). <text:span text:style-name="Strong_20_Emphasis">Объект</text:span> — это конкретный экземпляр (или копия) этого класса, который существует в памяти и обладает своими собственными данными.</text:p>
      <text:p text:style-name="P2"/>
      <text:p text:style-name="P3"><text:span text:style-name="T1">Поля и методы класса:</text:span> </text:p>
      <text:p text:style-name="P4"><text:span text:style-name="T2">В C++ <text:s/></text:span><text:span text:style-name="Strong_20_Emphasis">поля класса</text:span> — это переменные-члены, хранящие данные объекта, а <text:span text:style-name="Strong_20_Emphasis">методы</text:span> — это функции-члены, которые выполняют действия, связанные с этими данными. Поля описывают состояние объекта, а методы — его поведение.</text:p>
      <text:p text:style-name="P4"/>
      <text:p text:style-name="P5">Статические методы класса: </text:p>
      <text:p text:style-name="P4"><text:span text:style-name="T2">Статические методы класса в C++ — это методы, которые относятся ко всему классу, а не к его объектам</text:span>. Их можно вызывать без создания экземпляра класса, используя имя класса и оператор <text:span text:style-name="Source_20_Text">::</text:span> (например, <text:span text:style-name="Source_20_Text">ClassName::staticMethod()</text:span>). Статические методы не могут напрямую обращаться к нестатическим членам класса и указателю <text:span text:style-name="Source_20_Text">this</text:span>, так как они не связаны с конкретным объектом.</text:p>
      <text:p text:style-name="P4"/>
      <text:p text:style-name="P5">Инкапсуляция: </text:p>
      <text:p text:style-name="P4"><text:span text:style-name="T2">Инкапсуляция — это принцип ООП, о</text:span>сновная идея состоит в скрытии внутренней реализации объекта и предоставлении доступа к его данным только через публичные методы, что защищает от несанкционированного изменения</text:p>
      <text:p text:style-name="P4"/>
      <text:p text:style-name="P5">Управление доступом(областью видимости):</text:p>
      <text:list text:style-name="L1">
        <text:list-item>
          <text:p text:style-name="P6"><text:span text:style-name="Strong_20_Emphasis"><text:span text:style-name="Source_20_Text">public</text:span></text:span>: Члены, объявленные как <text:span text:style-name="Source_20_Text">public</text:span>, доступны из любой точки программы.</text:p>
        </text:list-item>
        <text:list-item>
          <text:p text:style-name="P6"><text:span text:style-name="Strong_20_Emphasis"><text:span text:style-name="Source_20_Text">private</text:span></text:span>: Члены доступны только внутри того же класса или классам-друзьям (friends).</text:p>
        </text:list-item>
        <text:list-item>
          <text:p text:style-name="P6"><text:span text:style-name="Strong_20_Emphasis"><text:span text:style-name="Source_20_Text">protected</text:span></text:span>: Члены доступны внутри того же класса и в классах-наследниках (derived classes). </text:p>
        </text:list-item>
      </text:list>
      <text:p text:style-name="P7"/>
      <text:p text:style-name="P8">SOLID: </text:p>
      <text:p text:style-name="P9"><text:a xlink:type="simple" xlink:href="https://habr.com/ru/articles/688530/" text:style-name="Internet_20_link" text:visited-style-name="Visited_20_Internet_20_Link">https://habr.com/ru/articles/688530/</text:a></text:p>
      <text:p text:style-name="P9"/>
      <text:p text:style-name="P1">Cohesion и Coupling:</text:p>
      <text:p text:style-name="P10"><text:a xlink:type="simple" xlink:href="https://habr.com/ru/articles/568216/" text:style-name="Internet_20_link" text:visited-style-name="Visited_20_Internet_20_Link">https://habr.com/ru/articles/568216/</text:a></text:p>
      <text:p text:style-name="P10"/>
      <text:p text:style-name="P8">GRASP:</text:p>
      <text:p text:style-name="P11"><text:a xlink:type="simple" xlink:href="https://habr.com/ru/articles/92570/" text:style-name="Internet_20_link" text:visited-style-name="Visited_20_Internet_20_Link">https://habr.com/ru/articles/92570/</text:a></text:p>
      <text:p text:style-name="P11"/>
      <text:p text:style-name="P1">KISS, DRY, BDUF:</text:p>
      <text:p text:style-name="Standard">https://habr.com/ru/companies/itelma/articles/546372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1:21:26.307583451</meta:creation-date>
    <dc:date>2025-11-27T02:21:59.425167813</dc:date>
    <meta:editing-duration>PT37M32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20" meta:word-count="204" meta:character-count="1610" meta:non-whitespace-character-count="1415"/>
  </office:meta>
</office:document-meta>
</file>